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00dcff" draw:textarea-horizontal-align="left" draw:textarea-vertical-align="top"/>
    </style:style>
    <style:style style:name="gr3" style:family="graphic" style:parent-style-name="standard">
      <style:graphic-properties draw:fill="solid" draw:fill-color="#00cccc" draw:textarea-horizontal-align="left" draw:textarea-vertical-align="top"/>
    </style:style>
    <style:style style:name="gr4" style:family="graphic" style:parent-style-name="standard">
      <style:graphic-properties draw:fill="solid" draw:fill-color="#23b8dc" draw:textarea-horizontal-align="left" draw:textarea-vertical-align="top"/>
    </style:style>
    <style:style style:name="gr5" style:family="graphic" style:parent-style-name="standard">
      <style:graphic-properties draw:fill="solid" draw:fill-color="#ffff99" draw:textarea-horizontal-align="left" draw:textarea-vertical-align="top"/>
    </style:style>
    <style:style style:name="gr6" style:family="graphic" style:parent-style-name="standard">
      <style:graphic-properties draw:fill="solid" draw:fill-color="#ffff66" draw:textarea-horizontal-align="left" draw:textarea-vertical-align="top"/>
    </style:style>
    <style:style style:name="gr7" style:family="graphic" style:parent-style-name="standard">
      <style:graphic-properties draw:fill="solid" draw:fill-color="#e6e64c" draw:textarea-horizontal-align="left" draw:textarea-vertical-align="top"/>
    </style:style>
    <style:style style:name="gr8" style:family="graphic" style:parent-style-name="standard">
      <style:graphic-properties draw:fill="solid" draw:fill-color="#cccc00" draw:textarea-horizontal-align="left" draw:textarea-vertical-align="top"/>
    </style:style>
    <style:style style:name="gr9" style:family="graphic" style:parent-style-name="standard">
      <style:graphic-properties draw:fill="solid" draw:fill-color="#eb613d" draw:textarea-horizontal-align="left" draw:textarea-vertical-align="top"/>
    </style:style>
    <style:style style:name="gr10" style:family="graphic" style:parent-style-name="standard">
      <style:graphic-properties draw:fill="solid" draw:fill-color="#b84747" draw:textarea-horizontal-align="left" draw:textarea-vertical-align="top"/>
    </style:style>
    <style:style style:name="gr11" style:family="graphic" style:parent-style-name="standard">
      <style:graphic-properties draw:fill="solid" draw:fill-color="#dc2300" draw:textarea-horizontal-align="left" draw:textarea-vertical-align="top"/>
    </style:style>
    <style:style style:name="gr12" style:family="graphic" style:parent-style-name="standard">
      <style:graphic-properties draw:fill="solid" draw:fill-color="#ff3333" draw:textarea-horizontal-align="left" draw:textarea-vertical-align="top"/>
    </style:style>
    <style:style style:name="gr13" style:family="graphic" style:parent-style-name="standard">
      <style:graphic-properties draw:fill="solid" draw:fill-color="#ff0000" draw:textarea-horizontal-align="lef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6cm" svg:height="8.48cm" svg:x="2.463cm" svg:y="16.206cm">
          <text:p text:style-name="P1"><text:span text:style-name="T1">core</text:span></text:p>
        </draw:rect>
        <draw:rect draw:style-name="gr2" draw:text-style-name="P2" draw:layer="layout" svg:width="14.626cm" svg:height="1.911cm" svg:x="3.012cm" svg:y="22.03cm">
          <text:p text:style-name="P1"><text:span text:style-name="T1">room</text:span></text:p>
        </draw:rect>
        <draw:rect draw:style-name="gr3" draw:text-style-name="P2" draw:layer="layout" svg:width="6.89cm" svg:height="1.91cm" svg:x="10.75cm" svg:y="17.48cm">
          <text:p text:style-name="P1"><text:span text:style-name="T1">genmodel</text:span></text:p>
        </draw:rect>
        <draw:rect draw:style-name="gr4" draw:text-style-name="P2" draw:layer="layout" svg:width="6.889cm" svg:height="1.911cm" svg:x="10.749cm" svg:y="19.753cm">
          <text:p text:style-name="P1"><text:span text:style-name="T1">config</text:span></text:p>
        </draw:rect>
        <draw:rect draw:style-name="gr5" draw:text-style-name="P2" draw:layer="layout" svg:width="16cm" svg:height="6cm" svg:x="2.463cm" svg:y="9.724cm">
          <text:p text:style-name="P1"><text:span text:style-name="T1">ui</text:span></text:p>
        </draw:rect>
        <draw:rect draw:style-name="gr6" draw:text-style-name="P2" draw:layer="layout" svg:width="5.989cm" svg:height="4.922cm" svg:x="3.089cm" svg:y="10.387cm">
          <text:p text:style-name="P1"><text:span text:style-name="T1">textual</text:span></text:p>
        </draw:rect>
        <draw:rect draw:style-name="gr7" draw:text-style-name="P2" draw:layer="layout" svg:width="2.462cm" svg:height="1.414cm" svg:x="3.346cm" svg:y="11.339cm">
          <text:p text:style-name="P1"><text:span text:style-name="T1">etphys.ui</text:span></text:p>
        </draw:rect>
        <draw:rect draw:style-name="gr8" draw:text-style-name="P2" draw:layer="layout" svg:width="2.462cm" svg:height="1.451cm" svg:x="6.271cm" svg:y="11.339cm">
          <text:p text:style-name="P1"><text:span text:style-name="T1">etmap.ui</text:span></text:p>
        </draw:rect>
        <draw:rect draw:style-name="gr6" draw:text-style-name="P2" draw:layer="layout" svg:width="8.525cm" svg:height="4.922cm" svg:x="9.409cm" svg:y="10.341cm">
          <text:p text:style-name="P1"><text:span text:style-name="T1">graphical</text:span></text:p>
        </draw:rect>
        <draw:rect draw:style-name="gr7" draw:text-style-name="P2" draw:layer="layout" svg:width="2.63cm" svg:height="1.2cm" svg:x="9.731cm" svg:y="11.339cm">
          <text:p text:style-name="P1"><text:span text:style-name="T1">ui.structure</text:span></text:p>
        </draw:rect>
        <draw:rect draw:style-name="gr8" draw:text-style-name="P2" draw:layer="layout" svg:width="3cm" svg:height="1.5cm" svg:x="13.575cm" svg:y="11.339cm">
          <text:p text:style-name="P1"><text:span text:style-name="T1">ui.behavior</text:span></text:p>
        </draw:rect>
        <draw:rect draw:style-name="gr7" draw:text-style-name="P2" draw:layer="layout" svg:width="3cm" svg:height="1.5cm" svg:x="9.694cm" svg:y="13.267cm">
          <text:p text:style-name="P1"><text:span text:style-name="T1">ui.common</text:span></text:p>
        </draw:rect>
        <draw:rect draw:style-name="gr7" draw:text-style-name="P2" draw:layer="layout" svg:width="3cm" svg:height="1.5cm" svg:x="9.731cm" svg:y="11.339cm">
          <text:p text:style-name="P1"><text:span text:style-name="T1">ui.structure</text:span></text:p>
        </draw:rect>
        <draw:rect draw:style-name="gr7" draw:text-style-name="P2" draw:layer="layout" svg:width="3cm" svg:height="1.5cm" svg:x="13.548cm" svg:y="13.267cm">
          <text:p text:style-name="P1"><text:span text:style-name="T1">ui.commands</text:span></text:p>
        </draw:rect>
        <draw:rect draw:style-name="gr9" draw:text-style-name="P2" draw:layer="layout" svg:width="16cm" svg:height="5.522cm" svg:x="2.463cm" svg:y="3.638cm">
          <text:p text:style-name="P1"><text:span text:style-name="T1">generators</text:span></text:p>
        </draw:rect>
        <draw:rect draw:style-name="gr10" draw:text-style-name="P2" draw:layer="layout" svg:width="2.702cm" svg:height="2cm" svg:x="6.846cm" svg:y="4.446cm">
          <text:p text:style-name="P1"><text:span text:style-name="T1">generator.c</text:span></text:p>
        </draw:rect>
        <draw:rect draw:style-name="gr11" draw:text-style-name="P2" draw:layer="layout" svg:width="3.139cm" svg:height="2cm" svg:x="3.161cm" svg:y="4.446cm">
          <text:p text:style-name="P1"><text:span text:style-name="T1">generator.java</text:span></text:p>
        </draw:rect>
        <draw:rect draw:style-name="gr12" draw:text-style-name="P2" draw:layer="layout" svg:width="3.64cm" svg:height="2cm" svg:x="13.779cm" svg:y="4.446cm">
          <text:p text:style-name="P1"><text:span text:style-name="T1">generator.doc</text:span></text:p>
        </draw:rect>
        <draw:rect draw:style-name="gr13" draw:text-style-name="P2" draw:layer="layout" svg:width="14.258cm" svg:height="1.617cm" svg:x="3.161cm" svg:y="6.945cm">
          <text:p text:style-name="P1"><text:span text:style-name="T1">generator</text:span></text:p>
        </draw:rect>
        <draw:rect draw:style-name="gr3" draw:text-style-name="P2" draw:layer="layout" svg:width="6.859cm" svg:height="1.911cm" svg:x="3.01cm" svg:y="17.44cm">
          <text:p text:style-name="P1"><text:span text:style-name="T1">etmap</text:span></text:p>
        </draw:rect>
        <draw:rect draw:style-name="gr4" draw:text-style-name="P2" draw:layer="layout" svg:width="6.889cm" svg:height="1.911cm" svg:x="3.01cm" svg:y="19.792cm">
          <text:p text:style-name="P1"><text:span text:style-name="T1">etphys</text:span></text:p>
        </draw:rect>
        <draw:rect draw:style-name="gr11" draw:text-style-name="P2" draw:layer="layout" svg:width="3.139cm" svg:height="2cm" svg:x="10.094cm" svg:y="4.446cm">
          <text:p text:style-name="P1"><text:span text:style-name="T1">generator.cpp</text:span></text:p>
        </draw:rect>
        <draw:rect draw:style-name="gr7" draw:text-style-name="P2" draw:layer="layout" svg:width="2.462cm" svg:height="1.414cm" svg:x="3.32cm" svg:y="13.267cm">
          <text:p text:style-name="P1"><text:span text:style-name="T1">room.ui</text:span></text:p>
        </draw:rect>
        <draw:rect draw:style-name="gr8" draw:text-style-name="P2" draw:layer="layout" svg:width="2.462cm" svg:height="1.451cm" svg:x="6.245cm" svg:y="13.267cm">
          <text:p text:style-name="P1"><text:span text:style-name="T1">config.ui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nrik Rentz-Reichert</meta:initial-creator>
    <meta:creation-date>2012-11-06T11:21:18.16</meta:creation-date>
    <dc:date>2013-06-13T10:07:51.96</dc:date>
    <dc:creator>Henrik Rentz-Reichert</dc:creator>
    <meta:editing-duration>PT22M42S</meta:editing-duration>
    <meta:editing-cycles>4</meta:editing-cycles>
    <meta:generator>OpenOffice.org/3.4.1$Win32 OpenOffice.org_project/341m1$Build-9593</meta:generator>
    <meta:document-statistic meta:object-count="24"/>
  </office:meta>
</office:document-meta>
</file>